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7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0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9" draw:name="Title 1" svg:x="1.66667in" svg:y="1.22743in" svg:width="10in" svg:height="2.61111in" presentation:class="title" presentation:placeholder="false">
          <draw:text-box>
            <text:p text:style-name="a338" text:class-names="" text:cond-style-name=""><text:span text:style-name="a336" text:class-names="">Construire une application de détection d'objets étape par étape</text:span><text:span text:style-name="a337" text:class-names=""/></text:p>
          </draw:text-box>
          <svg:title/>
          <svg:desc/>
        </draw:frame>
      </draw:page>
      <draw:page draw:name="Slide2" draw:style-name="a340" draw:master-page-name="Master1-Layout2-obj-Title-and-Content" presentation:presentation-page-layout-name="Master1-PPL2" draw:id="Slide-257">
        <draw:frame draw:id="id64" presentation:style-name="a345" draw:name="Title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1" text:class-names="">Step1:<text:s text:c="1"/></text:span><text:span text:style-name="a342" text:class-names="">Preparer dataset</text:span><text:span text:style-name="a343" text:class-names=""/></text:p>
          </draw:text-box>
          <svg:title/>
          <svg:desc/>
        </draw:frame>
        <draw:frame draw:id="id65" presentation:style-name="a408" draw:name="Content Placeholder 2" svg:x="0.46269in" svg:y="1.61194in" svg:width="11.95398in" svg:height="5.14327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6" text:class-names="">Collection du Data:</text:span><text:span text:style-name="a347" text:class-names=""><text:s text:c="1"/></text:span><text:span text:style-name="a348" text:class-names=""/></text:p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1" text:class-names="">Public dataset (</text:span><text:span text:style-name="a352" text:class-names=""><text:a xlink:href="http://image-net.org/" text:style-name="" text:visited-style-name="">ImageNet</text:a></text:span><text:span text:style-name="a353" text:class-names="">,</text:span><text:span text:style-name="a354" text:class-names=""><text:a xlink:href="http://mscoco.org/" text:style-name="" text:visited-style-name=""><text:s text:c="1"/>Common Objects in Context (COCO)</text:a></text:span><text:span text:style-name="a355" text:class-names="">,</text:span><text:span text:style-name="a356" text:class-names=""><text:a xlink:href="https://storage.googleapis.com/openimages/web/index.html" text:style-name="" text:visited-style-name=""><text:s text:c="1"/>Google’s Open Images</text:a></text:span><text:span text:style-name="a357" text:class-names="">)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0" text:class-names="">Photoraphs</text:span><text:span text:style-name="a361" text:class-names=""/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Web Scraping</text:span></text:p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7" text:class-names="">Google Search Images(</text:span><text:span text:style-name="a368" text:class-names="">Download_all_images</text:span><text:span text:style-name="a369" text:class-names=""><text:s text:c="1"/>google extension)</text:span></text:p>
                  </text:list-item>
                </text:list>
              </text:list-item>
            </text:list>
            <text:list text:style-name="a377">
              <text:list-item>
                <text:p text:style-name="a376" text:class-names="" text:cond-style-name=""><text:span text:style-name="a372" text:class-names="">Augmentation du Data:<text:s text:c="1"/></text:span><text:span text:style-name="a373" text:class-names="">Transformations géométriques telles que le retournement, le recadrage, la rotation et la translation</text:span><text:span text:style-name="a374" text:class-names="">Data<text:s text:c="1"/></text:span><text:span text:style-name="a375" text:class-names="">Labeling:</text:span></text:p>
              </text:list-item>
            </text:list>
            <text:list text:style-name="a382">
              <text:list-item>
                <text:p text:style-name="a381" text:class-names="" text:cond-style-name=""><text:span text:style-name="a378" text:class-names=""><text:s text:c="1"/></text:span><text:span text:style-name="a379" text:class-names=""><text:a xlink:href="https://github.com/wkentaro/labelme" text:style-name="" text:visited-style-name="">labelme</text:a></text:span><text:span text:style-name="a380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83" text:class-names=""><text:a xlink:href="https://github.com/tzutalin/labelImg" text:style-name="" text:visited-style-name="">labelImg</text:a></text:span><text:span text:style-name="a384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<text:a xlink:href="https://github.com/openvinotoolkit/cvat" text:style-name="" text:visited-style-name="">CVAT</text:a></text:span><text:span text:style-name="a388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<text:a xlink:href="https://hasty.ai/" text:style-name="" text:visited-style-name="">hasty.ai</text:a></text:span><text:span text:style-name="a392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5" text:class-names=""><text:a xlink:href="https://labelbox.com/" text:style-name="" text:visited-style-name="">Labelbox</text:a></text:span><text:span text:style-name="a396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/></text:p>
                  </text:list-item>
                </text:list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66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0" text:class-names="">Step2:</text:span><text:span text:style-name="a411" text:class-names="">Créer et trainer le modèle</text:span><text:span text:style-name="a412" text:class-names=""/></text:p>
          </draw:text-box>
          <svg:title/>
          <svg:desc/>
        </draw:frame>
        <draw:frame draw:id="id67" presentation:style-name="a461" draw:name="Content Placeholder 2" svg:x="0.91667in" svg:y="1.99653in" svg:width="11.5in" svg:height="4.75868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5" text:class-names="">Method 1:<text:s text:c="1"/></text:span><text:span text:style-name="a416" text:class-names=""/></text:p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19" text:class-names="">Choisissez un algorithme de détection d'objet<text:s text:c="1"/></text:span><text:span text:style-name="a420" text:class-names="">Faster</text:span><text:span text:style-name="a421" text:class-names=""><text:s text:c="1"/>R-CNN,YOLO,SSD…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4" text:class-names="">Upload<text:s text:c="1"/></text:span><text:span text:style-name="a425" text:class-names="">dataset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8" text:class-names="">Trainer le<text:s text:c="1"/></text:span><text:span text:style-name="a429" text:class-names="">model</text:span></text:p>
                  </text:list-item>
                </text:list>
              </text:list-item>
            </text:list>
            <text:list text:style-name="a438">
              <text:list-item>
                <text:p text:style-name="a437" text:class-names="" text:cond-style-name=""><text:span text:style-name="a432" text:class-names="">Method2:<text:s text:c="1"/></text:span><text:span text:style-name="a433" text:class-names="">en utilisant des outils existants comme la bibliothèque<text:s text:c="1"/></text:span><text:span text:style-name="a434" text:class-names="">TensorFlow</text:span><text:span text:style-name="a435" text:class-names=""><text:s text:c="1"/>Lite Model Maker</text:span><text:span text:style-name="a436" text:class-names=""/></text:p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Upload dataset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2" text:class-names="">Trainer le<text:s text:c="1"/></text:span><text:span text:style-name="a443" text:class-names="">model</text:span></text:p>
                  </text:list-item>
                </text:list>
              </text:list-item>
            </text:list>
            <text:list text:style-name="a449">
              <text:list-item>
                <text:p text:style-name="a448" text:class-names="" text:cond-style-name=""><text:span text:style-name="a446" text:class-names="">Method3:</text:span><text:span text:style-name="a447" text:class-names="">en utilisant des modèles existants</text:span></text:p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0" text:class-names=""><text:tab/>Google landmarks classifier<text:s text:c="1"/></text:span><text:span text:style-name="a451" text:class-names="">pour<text:s text:c="1"/></text:span><text:span text:style-name="a452" text:class-names="">l’afrique</text:span><text:span text:style-name="a453" text:class-names=""><text:s text:c="1"/></text:span><text:span text:style-name="a454" text:class-names="">en</text:span><text:span text:style-name="a455" text:class-names=""><text:s text:c="1"/></text:span><text:span text:style-name="a456" text:class-names="">tenserflow</text:span><text:span text:style-name="a457" text:class-names=""><text:s text:c="1"/></text:span><text:span text:style-name="a458" text:class-names="">hub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62" draw:master-page-name="Master1-Layout2-obj-Title-and-Content" presentation:presentation-page-layout-name="Master1-PPL2" draw:id="Slide-260">
        <draw:frame draw:id="id68" presentation:style-name="a467" draw:name="Title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3" text:class-names="">Step3:<text:s text:c="1"/></text:span><text:span text:style-name="a464" text:class-names="">creerApplication</text:span><text:span text:style-name="a465" text:class-names=""/></text:p>
          </draw:text-box>
          <svg:title/>
          <svg:desc/>
        </draw:frame>
        <draw:frame draw:id="id69" presentation:style-name="a477" draw:name="Content Placeholder 2" svg:x="0.91667in" svg:y="1.99653in" svg:width="11.5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React Native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Android Studio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...</text:span></text:p>
              </text:list-item>
            </text:list>
          </draw:text-box>
          <svg:title/>
          <svg:desc/>
        </draw:frame>
      </draw:page>
      <draw:page draw:name="Slide4" draw:style-name="a478" draw:master-page-name="Master1-Layout2-obj-Title-and-Content" presentation:presentation-page-layout-name="Master1-PPL2" draw:id="Slide-259">
        <draw:frame draw:id="id70" presentation:style-name="a483" draw:name="Title 1" svg:x="0.91667in" svg:y="0.39931in" svg:width="11.5in" svg:height="1.44965in" presentation:class="title" presentation:placeholder="false">
          <draw:text-box>
            <text:p text:style-name="a482" text:class-names="" text:cond-style-name=""><text:span text:style-name="a479" text:class-names="">Step4:</text:span><text:span text:style-name="a480" text:class-names="">Intégrez le détecteur d'objets à l'application</text:span><text:span text:style-name="a481" text:class-names=""/></text:p>
          </draw:text-box>
          <svg:title/>
          <svg:desc/>
        </draw:frame>
        <draw:frame draw:id="id71" presentation:style-name="a492" draw:name="Content Placeholder 2" svg:x="0.91667in" svg:y="1.99653in" svg:width="11.5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4" text:class-names="">TensorFlow</text:span><text:span text:style-name="a485" text:class-names=""><text:s text:c="1"/>Lite Task Library</text:span></text:p>
              </text:list-item>
            </text:list>
            <text:list text:style-name="a491">
              <text:list-item>
                <text:p text:style-name="a490" text:class-names="" text:cond-style-name=""><text:span text:style-name="a488" text:class-names="">Utiliser le détecteur d'objets comme API</text:span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2-obj-Title-and-Content" presentation:presentation-page-layout-name="Master1-PPL2" draw:id="Slide-261">
        <draw:frame draw:id="id72" presentation:style-name="a496" draw:name="Title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4" text:class-names="">Application Architecture</text:span></text:p>
          </draw:text-box>
          <svg:title/>
          <svg:desc/>
        </draw:frame>
        <draw:frame draw:id="id73" presentation:style-name="a49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4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4/20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4/20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4/20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5/4/20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5/4/20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4/20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5/4/20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4/20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5/4/20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5/4/20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5/4/20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uilding an object detection Application step by step</dc:title>
    <meta:initial-creator>abdellah saidi</meta:initial-creator>
    <dc:creator>abdellah saidi</dc:creator>
    <meta:creation-date>2022-04-27T15:49:30Z</meta:creation-date>
    <dc:date>2022-05-04T15:49:22Z</dc:date>
    <meta:editing-cycles>5</meta:editing-cycles>
    <meta:editing-duration>PT73273S</meta:editing-duration>
    <meta:document-statistic meta:paragraph-count="32" meta:word-count="145"/>
  </office:meta>
</office:document-meta>
</file>